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01000000015F87F69F6B81DF4F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2l_3_74_446"/><text:a xlink:type="simple" xlink:href="https://learn.snhu.edu/d2l/le/content/123249/viewContent/2979053/View" text:style-name="Internet_20_link" text:visited-style-name="Visited_20_Internet_20_Link">3-1 Discussion: Functional Use of Python Across Different Industries</text:a> </text:p>
      <text:section text:style-name="Sect1" text:name="d2l_3_73_568">
        <text:p text:style-name="Standard">Discussion Topic</text:p>
        <text:p text:style-name="Standard"><text:bookmark text:name="d2l_3_132_693"/><draw:frame draw:style-name="fr1" draw:name="Image1" text:anchor-type="as-char" svg:width="0.0161in" svg:height="0.0161in" draw:z-index="0"><draw:image xlink:href="Pictures/1000020000000001000000015F87F69F6B81DF4F.gif" xlink:type="simple" xlink:show="embed" xlink:actuate="onLoad" loext:mime-type="image/gif"/><svg:title>Task: Reply to this topic</svg:title></draw:frame><text:s/></text:p>
        <text:section text:style-name="Sect1" text:name="d2l_3_80_519">
          <text:p text:style-name="P1"><draw:frame draw:style-name="fr1" draw:name="Image2" text:anchor-type="as-char" svg:width="0.0161in" svg:height="0.0161in" draw:z-index="1"><draw:image xlink:href="Pictures/1000020000000001000000015F87F69F6B81DF4F.gif" xlink:type="simple" xlink:show="embed" xlink:actuate="onLoad" loext:mime-type="image/gif"/></draw:frame><text:s/>Starts Nov 10, 2018 11:59 PM</text:p>
        </text:section>
        <text:p text:style-name="Text_20_body"/>
      </text:section>
      <text:p text:style-name="Text_20_body">For this discussion, think about the bigger picture of Python's uses and how it serves a broader, multifunctional role. For your main post, select one of the industries from the list below and provide a summary of how Python's functions are used in the operations of that industry. You are encouraged to use examples in support of your summary.</text:p>
      <text:list xml:id="list3195597022" text:style-name="L1">
        <text:list-item>
          <text:p text:style-name="P3">Education </text:p>
        </text:list-item>
        <text:list-item>
          <text:p text:style-name="P3">Web and Internet Businesses </text:p>
        </text:list-item>
        <text:list-item>
          <text:p text:style-name="P3">Healthcare </text:p>
        </text:list-item>
        <text:list-item>
          <text:p text:style-name="P3">Manufacturing </text:p>
        </text:list-item>
        <text:list-item>
          <text:p text:style-name="P3">Financial </text:p>
        </text:list-item>
        <text:list-item>
          <text:p text:style-name="P3">Government </text:p>
        </text:list-item>
        <text:list-item>
          <text:p text:style-name="P2">Hospitality/Service </text:p>
        </text:list-item>
      </text:list>
      <text:p text:style-name="Text_20_body">In your responses to your peers, review the examples used in support of their chosen industries. Post additional comments/questions to advance the discussion.</text:p>
      <text:p text:style-name="Text_20_body">Refer to the <text:a xlink:type="simple" xlink:href="https://snhu.brightspace.com/d2l/lor/viewer/viewFile.d2lfile/76618/721,-1/" office:target-frame-name="_blank" xlink:show="new" text:style-name="Internet_20_link" text:visited-style-name="Visited_20_Internet_20_Link">Discussion Rubric</text:a> for directions on completing these discuss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S</meta:initial-creator>
    <meta:creation-date>2018-11-12T18:01:54.884118612</meta:creation-date>
    <dc:date>2018-11-12T18:08:47.276475567</dc:date>
    <dc:creator>E S</dc:creator>
    <meta:editing-duration>PT7M1S</meta:editing-duration>
    <meta:editing-cycles>1</meta:editing-cycles>
    <meta:document-statistic meta:table-count="0" meta:image-count="2" meta:object-count="0" meta:page-count="1" meta:paragraph-count="14" meta:word-count="127" meta:character-count="806" meta:non-whitespace-character-count="689"/>
    <meta:generator>LibreOffice/6.0.6.2$Linux_X86_64 LibreOffice_project/00m0$Build-2</meta:generator>
  </office:meta>
</office:document-meta>
</file>